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  <style:text-properties style:font-name="Helvetica"/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 fo:font-style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Helvetica"/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Helvetica" fo:font-style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>
          <style:tab-stop style:position="17.013cm"/>
        </style:tab-stops>
      </style:paragraph-properties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_entete#%</text:p>
      <text:p text:style-name="P1">%#include AL/CCVD/commun/dateAdresse/dateAdresse#%</text:p>
      <text:p text:style-name="P1"/>
      <text:p text:style-name="P1"/>
      <text:p text:style-name="P1">%#include AL/CCVD/declarationVersement/declarationVersementInfoCommun#%</text:p>
      <text:p text:style-name="P1"/>
      <text:p text:style-name="P1">%#include AL/CCVD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4">%#include AL/CCVD/commun/signatures/standard#%</text:p>
      <text:p text:style-name="P3">%=pushToEnd()=%</text:p>
      <text:p text:style-name="P5">%#include AL/CCVD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00:14</meta:creation-date>
    <dc:creator>lga </dc:creator>
    <dc:date>2015-11-25T14:34:30.06</dc:date>
    <meta:editing-cycles>44</meta:editing-cycles>
    <meta:editing-duration>PT1H47M43S</meta:editing-duration>
    <meta:document-statistic meta:table-count="0" meta:image-count="0" meta:object-count="0" meta:page-count="1" meta:paragraph-count="8" meta:word-count="14" meta:character-count="401"/>
    <meta:user-defined meta:name="Info 1"/>
    <meta:user-defined meta:name="Info 2"/>
    <meta:user-defined meta:name="Info 3"/>
    <meta:user-defined meta:name="Info 4"/>
  </office:meta>
</office:document-meta>
</file>